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asian="Arial" fo:font-size="16pt" style:font-size-asian="16pt" style:font-size-complex="16pt"/>
    </style:style>
    <style:style style:name="TableColumn14" style:family="table-column">
      <style:table-column-properties style:column-width="1.8326in"/>
    </style:style>
    <style:style style:name="TableColumn15" style:family="table-column">
      <style:table-column-properties style:column-width="1.8326in"/>
    </style:style>
    <style:style style:name="TableColumn16" style:family="table-column">
      <style:table-column-properties style:column-width="1.8381in"/>
    </style:style>
    <style:style style:name="TableColumn17" style:family="table-column">
      <style:table-column-properties style:column-width="1.8381in"/>
    </style:style>
    <style:style style:name="TableColumn18" style:family="table-column">
      <style:table-column-properties style:column-width="1.8381in"/>
    </style:style>
    <style:style style:name="TableColumn19" style:family="table-column">
      <style:table-column-properties style:column-width="1.752in"/>
    </style:style>
    <style:style style:name="Table13" style:family="table">
      <style:table-properties style:width="10.9319in" fo:margin-left="0in" table:align="left"/>
    </style:style>
    <style:style style:name="TableRow20" style:family="table-row">
      <style:table-row-properties style:min-row-height="0.8958in"/>
    </style:style>
    <style:style style:name="TableCell21" style:family="table-cell">
      <style:table-cell-properties fo:border="0.0069in solid #BFBFBF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27" style:family="table-cell">
      <style:table-cell-properties fo:border="0.0069in solid #BFBFBF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Row33" style:family="table-row">
      <style:table-row-properties style:min-row-height="0.5715in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40" style:family="table-cell">
      <style:table-cell-properties fo:border="0.0069in solid #BFBFBF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Row46" style:family="table-row">
      <style:table-row-properties style:min-row-height="0.5395in"/>
    </style:style>
    <style:style style:name="TableCell47" style:family="table-cell">
      <style:table-cell-properties fo:border="0.0069in solid #BFBFBF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49" style:family="table-cell">
      <style:table-cell-properties fo:border="0.0069in solid #BFBFBF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55" style:family="table-cell">
      <style:table-cell-properties fo:border="0.0069in solid #BFBFBF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Row59" style:family="table-row">
      <style:table-row-properties style:min-row-height="0.5715in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68" style:family="table-cell">
      <style:table-cell-properties fo:border="0.0069in solid #BFBFBF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70" style:family="table-cell">
      <style:table-cell-properties fo:border="0.0069in solid #BFBFBF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Row72" style:family="table-row">
      <style:table-row-properties style:min-row-height="0.5715in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75" style:family="table-cell">
      <style:table-cell-properties fo:border="0.0069in solid #BFBFBF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79" style:family="table-cell">
      <style:table-cell-properties fo:border="0.0069in solid #BFBFBF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83" style:family="table-cell">
      <style:table-cell-properties fo:border="0.0069in solid #BFBFBF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Row85" style:family="table-row">
      <style:table-row-properties style:min-row-height="0.5395in"/>
    </style:style>
    <style:style style:name="TableCell86" style:family="table-cell">
      <style:table-cell-properties fo:border="0.0069in solid #BFBFBF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88" style:family="table-cell">
      <style:table-cell-properties fo:border="0.0069in solid #BFBFBF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92" style:family="table-cell">
      <style:table-cell-properties fo:border="0.0069in solid #BFBFBF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94" style:family="table-cell">
      <style:table-cell-properties fo:border="0.0069in solid #BFBFB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96" style:family="table-cell">
      <style:table-cell-properties fo:border="0.0069in solid #BFBFBF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Row98" style:family="table-row">
      <style:table-row-properties style:min-row-height="0.5715in"/>
    </style:style>
    <style:style style:name="TableCell99" style:family="table-cell">
      <style:table-cell-properties fo:border="0.0069in solid #BFBFBF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01" style:family="table-cell">
      <style:table-cell-properties fo:border="0.0069in solid #BFBFBF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03" style:family="table-cell">
      <style:table-cell-properties fo:border="0.0069in solid #BFBFBF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05" style:family="table-cell">
      <style:table-cell-properties fo:border="0.0069in solid #BFBFB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07" style:family="table-cell">
      <style:table-cell-properties fo:border="0.0069in solid #BFBFB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09" style:family="table-cell">
      <style:table-cell-properties fo:border="0.0069in solid #BFBFBF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Row111" style:family="table-row">
      <style:table-row-properties style:min-row-height="0.5395in"/>
    </style:style>
    <style:style style:name="TableCell112" style:family="table-cell">
      <style:table-cell-properties fo:border="0.0069in solid #BFBFBF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14" style:family="table-cell">
      <style:table-cell-properties fo:border="0.0069in solid #BFBFBF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16" style:family="table-cell">
      <style:table-cell-properties fo:border="0.0069in solid #BFBFBF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18" style:family="table-cell">
      <style:table-cell-properties fo:border="0.0069in solid #BFBFBF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20" style:family="table-cell">
      <style:table-cell-properties fo:border="0.0069in solid #BFBFBF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22" style:family="table-cell">
      <style:table-cell-properties fo:border="0.0069in solid #BFBFBF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Row124" style:family="table-row">
      <style:table-row-properties style:min-row-height="0.5715in"/>
    </style:style>
    <style:style style:name="TableCell125" style:family="table-cell">
      <style:table-cell-properties fo:border="0.0069in solid #BFBFBF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27" style:family="table-cell">
      <style:table-cell-properties fo:border="0.0069in solid #BFBFBF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29" style:family="table-cell">
      <style:table-cell-properties fo:border="0.0069in solid #BFBFBF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31" style:family="table-cell">
      <style:table-cell-properties fo:border="0.0069in solid #BFBFBF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33" style:family="table-cell">
      <style:table-cell-properties fo:border="0.0069in solid #BFBFBF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35" style:family="table-cell">
      <style:table-cell-properties fo:border="0.0069in solid #BFBFBF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Row137" style:family="table-row">
      <style:table-row-properties style:min-row-height="0.5395in"/>
    </style:style>
    <style:style style:name="TableCell138" style:family="table-cell">
      <style:table-cell-properties fo:border="0.0069in solid #BFBFBF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40" style:family="table-cell">
      <style:table-cell-properties fo:border="0.0069in solid #BFBFBF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42" style:family="table-cell">
      <style:table-cell-properties fo:border="0.0069in solid #BFBFBF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44" style:family="table-cell">
      <style:table-cell-properties fo:border="0.0069in solid #BFBFBF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46" style:family="table-cell">
      <style:table-cell-properties fo:border="0.0069in solid #BFBFBF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Arial" style:font-name-asian="Arial"/>
    </style:style>
    <style:style style:name="TableCell148" style:family="table-cell">
      <style:table-cell-properties fo:border="0.0069in solid #BFBFBF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Arial" style:font-name-asian="Arial"/>
    </style:style>
    <style:style style:name="P150" style:parent-style-name="Normal" style:family="paragraph">
      <style:text-properties style:font-name="Arial" style:font-name-asian="Arial"/>
    </style:style>
    <style:style style:name="P151" style:parent-style-name="Normal" style:family="paragraph">
      <style:text-properties style:font-name="Arial" style:font-name-asian="Arial"/>
    </style:style>
  </office:automatic-styles>
  <office:body>
    <office:text text:use-soft-page-breaks="true">
      <text:p text:style-name="P1">Review school communications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Who we communicate with:</text:p>
          </table:table-cell>
          <table:table-cell table:style-name="TableCell23">
            <text:p text:style-name="P24">How?</text:p>
          </table:table-cell>
          <table:table-cell table:style-name="TableCell25">
            <text:p text:style-name="P26">Focus of communications? For example, pupil, parent, teacher.</text:p>
          </table:table-cell>
          <table:table-cell table:style-name="TableCell27">
            <text:p text:style-name="P28">Why?</text:p>
          </table:table-cell>
          <table:table-cell table:style-name="TableCell29">
            <text:p text:style-name="P30">Is this effective?</text:p>
          </table:table-cell>
          <table:table-cell table:style-name="TableCell31">
            <text:p text:style-name="P32">Impact on workload? High, medium, low.</text:p>
          </table:table-cell>
        </table:table-row>
        <table:table-row table:style-name="TableRow33">
          <table:table-cell table:style-name="TableCell34">
            <text:p text:style-name="P35">Senior leaders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Teachers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Middle leaders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Administrators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Non-teaching staff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Parents or carers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Pupils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Governors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Other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</table:table>
      <text:p text:style-name="P150"/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Yu Gothic Light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2361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638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3.5625in" style:use-optimal-column-width="false"/>
    </style:style>
    <style:style style:name="TableColumn4" style:family="table-column">
      <style:table-column-properties style:column-width="3.5625in" style:use-optimal-column-width="false"/>
    </style:style>
    <style:style style:name="TableColumn5" style:family="table-column">
      <style:table-column-properties style:column-width="3.5625in" style:use-optimal-column-width="false"/>
    </style:style>
    <style:style style:name="Table2" style:family="table">
      <style:table-properties style:width="10.687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2138in"/>
          <style:tab-stop style:type="right" style:position="6.3479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illiam Caston Cook</meta:initial-creator>
    <dc:creator>HUGHES, Claire8</dc:creator>
    <meta:creation-date>2024-03-06T09:10:00Z</meta:creation-date>
    <dc:date>2024-03-06T09:10:00Z</dc:date>
    <meta:template xlink:href="Normal.dotm" xlink:type="simple"/>
    <meta:editing-cycles>5</meta:editing-cycles>
    <meta:editing-duration>PT0S</meta:editing-duration>
    <meta:user-defined meta:name="ContentTypeId">0x01010053952FBECA91DD43AE765197929192E4</meta:user-defined>
    <meta:document-statistic meta:page-count="1" meta:paragraph-count="1" meta:word-count="52" meta:character-count="354" meta:row-count="2" meta:non-whitespace-character-count="303"/>
  </office:meta>
</office:document-meta>
</file>